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Title">
      <style:text-properties fo:language="de" fo:country="DE" officeooo:rsid="001f4e9b" officeooo:paragraph-rsid="001f4e9b"/>
    </style:style>
    <style:style style:name="P4" style:family="paragraph" style:parent-style-name="Subtitle">
      <style:text-properties fo:language="de" fo:country="DE" officeooo:rsid="001f4e9b" officeooo:paragraph-rsid="001f4e9b"/>
    </style:style>
    <style:style style:name="P5" style:family="paragraph" style:parent-style-name="Contents_20_Heading">
      <style:text-properties fo:language="de" fo:country="DE"/>
    </style:style>
    <style:style style:name="P6" style:family="paragraph" style:parent-style-name="Standard">
      <style:text-properties fo:language="de" fo:country="DE" officeooo:paragraph-rsid="001f4e9b" fo:background-color="transparent"/>
    </style:style>
    <style:style style:name="P7" style:family="paragraph" style:parent-style-name="Text_20_body">
      <style:paragraph-properties fo:text-align="justify" style:justify-single-word="false"/>
      <style:text-properties fo:language="de" fo:country="DE" officeooo:rsid="0033ac2e" officeooo:paragraph-rsid="0033ac2e" fo:background-color="transparent"/>
    </style:style>
    <style:style style:name="P8" style:family="paragraph" style:parent-style-name="Text_20_body">
      <style:text-properties fo:language="de" fo:country="DE" officeooo:rsid="00268745" officeooo:paragraph-rsid="00268745"/>
    </style:style>
    <style:style style:name="P9" style:family="paragraph" style:parent-style-name="Text_20_body">
      <style:paragraph-properties fo:text-align="justify" style:justify-single-word="false"/>
      <style:text-properties fo:language="de" fo:country="DE" officeooo:rsid="002576c4" officeooo:paragraph-rsid="0033ac2e"/>
    </style:style>
    <style:style style:name="P10" style:family="paragraph" style:parent-style-name="Standard">
      <loext:graphic-properties draw:fill="solid" draw:fill-color="#1e1f22"/>
      <style:paragraph-properties fo:background-color="#1e1f22" fo:padding="0in" fo:border="none" style:shadow="none"/>
      <style:text-properties style:font-name="FreeMono" fo:language="zxx" fo:country="none" officeooo:paragraph-rsid="001f4e9b" fo:background-color="transparent" style:language-asian="zxx" style:country-asian="none" style:language-complex="zxx" style:country-complex="none"/>
    </style:style>
    <style:style style:name="P11" style:family="paragraph" style:parent-style-name="Standard">
      <loext:graphic-properties draw:fill="solid" draw:fill-color="#1e1f22"/>
      <style:paragraph-properties fo:background-color="#1e1f22" fo:padding="0in" fo:border="none" style:shadow="none"/>
      <style:text-properties officeooo:paragraph-rsid="00348d89"/>
    </style:style>
    <style:style style:name="P12" style:family="paragraph" style:parent-style-name="Heading_20_1">
      <style:text-properties fo:language="de" fo:country="DE"/>
    </style:style>
    <style:style style:name="P13" style:family="paragraph" style:parent-style-name="Heading_20_1">
      <style:text-properties fo:language="de" fo:country="DE" officeooo:rsid="002576c4" officeooo:paragraph-rsid="002576c4"/>
    </style:style>
    <style:style style:name="T1" style:family="text">
      <style:text-properties officeooo:rsid="00251142"/>
    </style:style>
    <style:style style:name="T2" style:family="text">
      <style:text-properties officeooo:rsid="001fbed0"/>
    </style:style>
    <style:style style:name="T3" style:family="text">
      <style:text-properties fo:language="en" fo:country="US" officeooo:rsid="002d5e69"/>
    </style:style>
    <style:style style:name="T4" style:family="text">
      <style:text-properties fo:language="en" fo:country="US" officeooo:rsid="00348d89"/>
    </style:style>
    <style:style style:name="T5" style:family="text">
      <style:text-properties fo:language="en" fo:country="US" officeooo:rsid="0038577d"/>
    </style:style>
    <style:style style:name="T6" style:family="text">
      <style:text-properties fo:color="#cf8e6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7" style:family="text">
      <style:text-properties fo:color="#cf8e6d" loext:opacity="100%" style:font-name="FreeMono" fo:font-size="10pt" fo:font-style="normal" fo:font-weight="normal" style:font-size-asian="10pt" style:font-style-asian="normal" style:font-weight-asian="normal"/>
    </style:style>
    <style:style style:name="T8" style:family="text">
      <style:text-properties fo:color="#bcbec4" loext:opacity="100%" fo:font-size="10pt" fo:font-style="normal" fo:font-weight="normal" style:font-size-asian="10pt" style:font-style-asian="normal" style:font-weight-asian="normal"/>
    </style:style>
    <style:style style:name="T9" style:family="text">
      <style:text-properties fo:color="#bcbec4"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0"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1" style:family="text">
      <style:text-properties fo:color="#bcbec4" loext:opacity="100%" style:font-name="FreeMono" fo:font-size="10pt" fo:font-style="normal" fo:font-weight="normal" style:font-size-asian="10pt" style:font-style-asian="normal" style:font-weight-asian="normal"/>
    </style:style>
    <style:style style:name="T12" style:family="text">
      <style:text-properties fo:color="#b200b2"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3" style:family="text">
      <style:text-properties fo:color="#94558d"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4" style:family="text">
      <style:text-properties fo:color="#8888c6"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5" style:family="text">
      <style:text-properties fo:color="#6aab73"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6" style:family="text">
      <style:text-properties fo:color="#6aab73" loext:opacity="100%" style:font-name="FreeMono" fo:font-size="10pt" fo:language="zxx" fo:country="none" fo:font-style="normal" fo:font-weight="normal" officeooo:rsid="0029ebcc" fo:background-color="transparent" loext:char-shading-value="0" style:font-size-asian="10pt" style:language-asian="zxx" style:country-asian="none" style:font-style-asian="normal" style:font-weight-asian="normal" style:language-complex="zxx" style:country-complex="none"/>
    </style:style>
    <style:style style:name="T17"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18" style:family="text">
      <style:text-properties fo:color="#2aacb8"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19" style:family="text">
      <style:text-properties fo:color="#56a8f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0" style:family="text">
      <style:text-properties fo:color="#7a7e85" loext:opacity="100%" style:font-name="FreeMono" fo:font-size="10pt" fo:language="zxx" fo:country="none" fo:font-style="normal" fo:font-weight="normal" fo:background-color="transparent" loext:char-shading-value="0" style:font-size-asian="10pt" style:language-asian="zxx" style:country-asian="none" style:font-style-asian="normal" style:font-weight-asian="normal" style:language-complex="zxx" style:country-complex="none"/>
    </style:style>
    <style:style style:name="T21" style:family="text">
      <style:text-properties fo:color="#c77dbb" loext:opacity="100%" fo:font-size="10pt" fo:font-style="italic" fo:font-weight="normal" style:font-size-asian="10pt" style:font-style-asian="italic" style:font-weight-asian="normal"/>
    </style:style>
    <style:style style:name="T22" style:family="text">
      <style:text-properties officeooo:rsid="0027f184"/>
    </style:style>
    <style:style style:name="T23" style:family="text">
      <style:text-properties officeooo:rsid="0029ebcc"/>
    </style:style>
    <style:style style:name="T24" style:family="text">
      <style:text-properties officeooo:rsid="002beb36"/>
    </style:style>
    <style:style style:name="T25" style:family="text">
      <style:text-properties officeooo:rsid="002d5e69"/>
    </style:style>
    <style:style style:name="T26" style:family="text">
      <style:text-properties officeooo:rsid="0033ac2e"/>
    </style:style>
    <style:style style:name="T27" style:family="text">
      <style:text-properties style:font-name="FreeMono"/>
    </style:style>
    <style:style style:name="T28" style:family="text">
      <style:text-properties style:font-name="FreeMono" fo:language="en" fo:country="US"/>
    </style:style>
    <style:style style:name="T29" style:family="text">
      <style:text-properties style:font-name="FreeMono" fo:language="en" fo:country="US" officeooo:rsid="00348d89"/>
    </style:style>
    <style:style style:name="T30" style:family="text">
      <style:text-properties style:font-name="FreeMono" fo:language="en" fo:country="US" officeooo:rsid="00352e46"/>
    </style:style>
    <style:style style:name="T31" style:family="text">
      <style:text-properties style:font-name="FreeMono" officeooo:rsid="00348d89"/>
    </style:style>
    <style:style style:name="T32" style:family="text">
      <style:text-properties style:font-name="FreeMono" fo:language="zxx" fo:country="none" fo:background-color="transparent" loext:char-shading-value="0" style:language-asian="zxx" style:country-asian="none" style:language-complex="zxx" style:country-complex="none"/>
    </style:style>
    <style:style style:name="T33" style:family="text">
      <style:text-properties style:font-name="FreeMono" fo:language="zxx" fo:country="none" style:language-asian="zxx" style:country-asian="none" style:language-complex="zxx" style:country-complex="none"/>
    </style:style>
    <style:style style:name="T34" style:family="text">
      <style:text-properties style:font-name="FreeMono" fo:language="de" fo:country="DE" fo:background-color="transparent" loext:char-shading-value="0"/>
    </style:style>
    <style:style style:name="T35" style:family="text">
      <style:text-properties officeooo:rsid="00348d89"/>
    </style:style>
    <style:style style:name="T36" style:family="text">
      <style:text-properties officeooo:rsid="00352e46"/>
    </style:style>
    <style:style style:name="T37" style:family="text">
      <style:text-properties officeooo:rsid="0038577d"/>
    </style:style>
    <style:style style:name="T38" style:family="text">
      <style:text-properties officeooo:rsid="003a1122"/>
    </style:style>
    <style:style style:name="T39" style:family="text">
      <style:text-properties style:font-name="FreeMono" officeooo:rsid="003a1122"/>
    </style:style>
    <style:style style:name="T40" style:family="text">
      <style:text-properties style:font-name="FreeMono" fo:language="en" fo:country="US" officeooo:rsid="003a1122"/>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text:span text:style-name="T1">3</text:span>: <text:span text:style-name="T1">Zauberschule</text:span><text:reference-mark-end text:name="Aufgabe"/></text:p>
      <text:p text:style-name="P4"><text:span text:style-name="T1">Team</text:span>-ID: <text:span text:style-name="T1">00879</text:span></text:p>
      <text:p text:style-name="P4">Bearbeiter/-in dieser Aufgabe:<text:line-break/><text:span text:style-name="T1">Karl Zschiebsch</text:span></text:p>
      <text:p text:style-name="P1"><text:date style:data-style-name="N46" text:date-value="2023-11-12T11:27:57.729280223"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2232_4178761632" text:style-name="Index_20_Link" text:visited-style-name="Index_20_Link">Lösungsidee<text:tab/>1</text:a></text:p>
          <text:p text:style-name="P2"><text:a xlink:type="simple" xlink:href="#__RefHeading___Toc2234_4178761632" text:style-name="Index_20_Link" text:visited-style-name="Index_20_Link">Umsetzung<text:tab/>1</text:a></text:p>
          <text:p text:style-name="P2"><text:a xlink:type="simple" xlink:href="#__RefHeading___Toc2236_4178761632" text:style-name="Index_20_Link" text:visited-style-name="Index_20_Link">Beispiele<text:tab/>2</text:a></text:p>
          <text:p text:style-name="P2"><text:a xlink:type="simple" xlink:href="#__RefHeading___Toc2238_4178761632" text:style-name="Index_20_Link" text:visited-style-name="Index_20_Link">Quellcode<text:tab/>2</text:a></text:p>
        </text:index-body>
      </text:table-of-content>
      <text:h text:style-name="P12" text:outline-level="1"><text:bookmark-start text:name="__RefHeading___Toc2232_4178761632"/>Lösungsidee<text:bookmark-end text:name="__RefHeading___Toc2232_4178761632"/></text:h>
      <text:p text:style-name="P9">Inspiriert wurde die Lösungsidee v<text:span text:style-name="T25">om </text:span><text:span text:style-name="T3">Breath-First Search </text:span><text:span text:style-name="T25">Algorithmus</text:span>. <text:span text:style-name="T25">Dabei wird um</text:span> den kürzesten Weg zu finden,<text:span text:style-name="T23"> </text:span>vom Startfeld ausgehend alle Nachbarn markiert. <text:span text:style-name="T25">Die markierten Felder markieren wiederum ihre Nachbarn. Dies wird solange wiederholt, bis ein</text:span> Feld <text:span text:style-name="T25">das Zielfeld markiert. Dann wird vom Zielfeld zurückverfolgt,</text:span> von welchen Feldern <text:span text:style-name="T25">diese jeweils</text:span> selbst markiert wurde<text:span text:style-name="T25">n</text:span>. Der Weg, der darüber <text:span text:style-name="T25">zurückverfolgt</text:span> wurde, ist der <text:span text:style-name="T25">schnellste</text:span>.</text:p>
      <text:p text:style-name="P9"><text:span text:style-name="T24">Es wird noch beachtet</text:span>, dass nicht alle Felder “gleichzeitig” ihre Nachbarn markieren, sondern es eine Zeitverzögerung gibt <text:span text:style-name="T24">von 1 bzw. 3 Sekunden gibt</text:span>. <text:span text:style-name="T26">Diese Zeitverzögerung wird durch einen Queue erreicht. Das Queue beinhaltet immer aus drei Listen. Wenn neue Felder markiert werden sollen, wird die vorderste Liste entfernt und hinten eine neue Liste eingefügt. Dadurch rotieren die Listen und somit auch ihre Elemente. Dann wird die gerade entfernte Liste abgearbeitet. Wie oben beschrieben, werden die Felder markiert. Alle markierten Felder werden in das Queue eingefügt. Wurde ein Feld auf dem selben Stockwerk markiert, wird es in der ersten Liste eingefügt, ansonsten in der in der dritten Liste.</text:span></text:p>
      <text:h text:style-name="P13" text:outline-level="1"><text:bookmark-start text:name="__RefHeading___Toc2234_4178761632"/>Umsetzung<text:bookmark-end text:name="__RefHeading___Toc2234_4178761632"/></text:h>
      <text:p text:style-name="P7"><text:span text:style-name="T27">Position</text:span> ist eine einfache Utility-Klasse, die nur die Positionen der Felder bzw. Aktionen als Koordinaten darstellt.</text:p>
      <text:p text:style-name="P7"><text:span text:style-name="T28">Building</text:span> liest beim erstellen eine Datei ein, um daraus das Gebäude mit ihren Feldern zu erstellen. Dabei werden alle Felder in <text:span text:style-name="T28">fields</text:span> gespeichert. <text:span text:style-name="T35">Während des Einlesens wird das Startfeld in </text:span><text:span text:style-name="T29">start</text:span><text:span text:style-name="T35"> zwischengespeichert</text:span>. <text:span text:style-name="T31">n</text:span><text:span text:style-name="T35"> und </text:span><text:span text:style-name="T31">m</text:span><text:span text:style-name="T35"> sind die Höhe bzw. Breite der Stockwerke. Es wird angenommen, dass es immer nur zwei Stockwerke gibt. </text:span><text:span text:style-name="T29">schedule</text:span><text:span text:style-name="T35"> ist dabei das </text:span><text:span text:style-name="T4">Queue</text:span><text:span text:style-name="T35">. Das Queue wurde über eine Python Liste ermöglicht. Die Hauptmethode ist hierbei </text:span><text:span text:style-name="T29">find</text:span><text:span text:style-name="T31">_fastest</text:span><text:span text:style-name="T35">. </text:span><text:soft-page-break/><text:span text:style-name="T35">Dabei wird zunächst bei</text:span><text:span text:style-name="T36">m Startfeld, welches zwischengespeichert wurde, die Methode </text:span><text:span text:style-name="T30">conquer</text:span><text:span text:style-name="T36"> aufgerufen. Diese Methode erstellt für alle Nachbarn wie oben beschrieben eine </text:span><text:span text:style-name="T30">Action</text:span><text:span text:style-name="T36">. </text:span><text:span text:style-name="T37">Diese Klasse markiert, wenn sie im </text:span><text:span text:style-name="T5">Queue</text:span><text:span text:style-name="T37"> abgearbeitet wird, das Zielfeld </text:span><text:span text:style-name="T40">target</text:span><text:span text:style-name="T37">. Gleichzeitig speichert es für später die Aktion </text:span><text:span text:style-name="T40">origin</text:span><text:span text:style-name="T38"> </text:span><text:span text:style-name="T37">ab, von der es selbst markiert wurde.</text:span></text:p>
      <text:h text:style-name="P12" text:outline-level="1"><text:bookmark-start text:name="__RefHeading___Toc2236_4178761632"/>Beispiele<text:bookmark-end text:name="__RefHeading___Toc2236_4178761632"/></text:h>
      <text:p text:style-name="P8">Unten angefügt sind alle Ergebnisse für die jeweilige Datei<text:span text:style-name="T22">en</text:span>. Die Symbole, um den Weg darzustellen, sind die selben wie in der <text:span text:style-name="T33">README.txt</text:span> beschrieben. Vor dem Weg steht jeweils noch die Zeit, die man für den Weg brauchen würde.</text:p>
      <text:p text:style-name="P10"><text:span text:style-name="T21">zauberschule0.txt</text:span><text:line-break/><text:span text:style-name="T8">( <text:s/>8s) !&gt;&gt;!</text:span><text:line-break/><text:line-break/><text:span text:style-name="T21">zauberschule1.txt</text:span><text:line-break/><text:span text:style-name="T8">( <text:s/>4s) &lt;&lt;^^</text:span><text:line-break/><text:line-break/><text:span text:style-name="T21">zauberschule2.txt</text:span><text:line-break/><text:span text:style-name="T8">( 14s) &gt;&gt;!&gt;&gt;!vv&gt;&gt;</text:span><text:line-break/><text:line-break/><text:span text:style-name="T21">zauberschule3.txt</text:span><text:line-break/><text:span text:style-name="T8">( 28s) vv&gt;&gt;^^&gt;&gt;&gt;&gt;vv&gt;&gt;&gt;&gt;^^&gt;&gt;&gt;&gt;&gt;&gt;^^&gt;&gt;</text:span><text:line-break/><text:line-break/><text:span text:style-name="T21">zauberschule4.txt</text:span><text:line-break/><text:span text:style-name="T8">( 84s) ^!^^^!&lt;&lt;&lt;&lt;&lt;&lt;^^&lt;&lt;&lt;&lt;&lt;&lt;&lt;&lt;vv&lt;&lt;^^&lt;&lt;&lt;&lt;&lt;&lt;&lt;&lt;!^^^^!&lt;&lt;!&lt;&lt;vv&lt;&lt;^^&lt;&lt;vv!&lt;&lt;&lt;&lt;^^&lt;&lt;^^&lt;&lt;&lt;&lt;</text:span><text:line-break/><text:line-break/><text:span text:style-name="T21">zauberschule5.txt</text:span><text:line-break/><text:span text:style-name="T8">(124s) !vv&gt;&gt;vv&gt;&gt;&gt;&gt;&gt;&gt;!&gt;&gt;&gt;&gt;&gt;&gt;&gt;&gt;!vv&gt;&gt;&gt;&gt;&gt;&gt;&gt;&gt;^^^^!^^&gt;&gt;!&gt;&gt;&gt;&gt;&gt;&gt;!^^^^&gt;&gt;^^&gt;&gt;&gt;&gt;^^^^!^^&gt;&gt;^^&gt;&gt;&gt;&gt;&gt;&gt;!vv!vv&gt;&gt;&gt;&gt;&gt;&gt;&gt;&gt;!&gt;&gt;&gt;&gt;&gt;&gt;^^&lt;&lt;</text:span><text:line-break/></text:p>
      <text:p text:style-name="P6"/>
      <text:h text:style-name="P12" text:outline-level="1"><text:bookmark-start text:name="__RefHeading___Toc2238_4178761632"/>Quellcode<text:bookmark-end text:name="__RefHeading___Toc2238_4178761632"/></text:h>
      <text:p text:style-name="P8">Dies ist der Quellcode in Python. Es werden keine Bibliotheken benötigt.</text:p>
      <text:p text:style-name="P11"><text:span text:style-name="T6">class </text:span><text:span text:style-name="T9">Position:</text:span><text:span text:style-name="T32"><text:line-break/><text:line-break/></text:span><text:span text:style-name="T9"> <text:s text:c="3"/></text:span><text:span text:style-name="T6">def </text:span><text:span text:style-name="T12">__init__</text:span><text:span text:style-name="T9">(</text:span><text:span text:style-name="T13">self</text:span><text:span text:style-name="T9">, x: </text:span><text:span text:style-name="T14">int</text:span><text:span text:style-name="T9">, y: </text:span><text:span text:style-name="T14">int</text:span><text:span text:style-name="T9">, z: </text:span><text:span text:style-name="T14">int</text:span><text:span text:style-name="T9">):</text:span><text:span text:style-name="T32"><text:line-break/></text:span><text:span text:style-name="T9"> <text:s text:c="7"/></text:span><text:span text:style-name="T13">self</text:span><text:span text:style-name="T9">.x = x</text:span><text:span text:style-name="T32"><text:line-break/></text:span><text:span text:style-name="T9"> <text:s text:c="7"/></text:span><text:span text:style-name="T13">self</text:span><text:span text:style-name="T9">.y = y</text:span><text:span text:style-name="T32"><text:line-break/></text:span><text:span text:style-name="T9"> <text:s text:c="7"/></text:span><text:span text:style-name="T13">self</text:span><text:span text:style-name="T9">.z = z</text:span><text:span text:style-name="T32"><text:line-break/><text:line-break/></text:span><text:span text:style-name="T9"> <text:s text:c="3"/></text:span><text:span text:style-name="T6">def </text:span><text:span text:style-name="T12">__sub__</text:span><text:span text:style-name="T9">(</text:span><text:span text:style-name="T13">self</text:span><text:span text:style-name="T9">, other: </text:span><text:span text:style-name="T15">'</text:span><text:span text:style-name="T17">Position</text:span><text:span text:style-name="T15">'</text:span><text:span text:style-name="T9">) -&gt; </text:span><text:span text:style-name="T15">'</text:span><text:span text:style-name="T17">Position</text:span><text:span text:style-name="T15">'</text:span><text:span text:style-name="T9">:</text:span><text:span text:style-name="T32"><text:line-break/></text:span><text:span text:style-name="T9"> <text:s text:c="7"/></text:span><text:span text:style-name="T6">return </text:span><text:span text:style-name="T9">Position(</text:span><text:span text:style-name="T13">self</text:span><text:span text:style-name="T9">.x - other.x, </text:span><text:span text:style-name="T13">self</text:span><text:span text:style-name="T9">.y - other.y, </text:span><text:span text:style-name="T13">self</text:span><text:span text:style-name="T9">.z - other.z)</text:span><text:span text:style-name="T32"><text:line-break/><text:line-break/><text:line-break/></text:span><text:span text:style-name="T6">class </text:span><text:span text:style-name="T9">Building:</text:span><text:span text:style-name="T32"><text:line-break/></text:span><text:span text:style-name="T9"> <text:s text:c="3"/></text:span><text:span text:style-name="T6">def </text:span><text:span text:style-name="T12">__init__</text:span><text:span text:style-name="T9">(</text:span><text:span text:style-name="T13">self</text:span><text:span text:style-name="T9">, path: </text:span><text:span text:style-name="T14">str</text:span><text:span text:style-name="T9">):</text:span><text:span text:style-name="T32"><text:line-break/></text:span><text:span text:style-name="T9"> <text:s text:c="7"/></text:span><text:span text:style-name="T13">self</text:span><text:span text:style-name="T9">.fields = [[], []]</text:span><text:span text:style-name="T32"><text:line-break/></text:span><text:span text:style-name="T9"> <text:s text:c="7"/></text:span><text:span text:style-name="T13">self</text:span><text:span text:style-name="T9">.schedule: </text:span><text:span text:style-name="T14">list</text:span><text:span text:style-name="T9">[</text:span><text:span text:style-name="T14">list</text:span><text:span text:style-name="T9">[</text:span><text:span text:style-name="T15">'</text:span><text:span text:style-name="T17">Action</text:span><text:span text:style-name="T15">'</text:span><text:span text:style-name="T9">]] = [[], [], []]</text:span><text:span text:style-name="T32"><text:line-break/></text:span><text:span text:style-name="T9"> <text:s text:c="7"/></text:span><text:span text:style-name="T6">with </text:span><text:span text:style-name="T14">open</text:span><text:span text:style-name="T9">(path, </text:span><text:span text:style-name="T15">'r'</text:span><text:span text:style-name="T9">) </text:span><text:span text:style-name="T6">as </text:span><text:span text:style-name="T9">reader:</text:span><text:span text:style-name="T32"><text:line-break/></text:span><text:span text:style-name="T9"> <text:s text:c="11"/></text:span><text:span text:style-name="T13">self</text:span><text:span text:style-name="T9">.n, </text:span><text:span text:style-name="T13">self</text:span><text:span text:style-name="T9">.m = [</text:span><text:span text:style-name="T14">int</text:span><text:span text:style-name="T9">(v) </text:span><text:span text:style-name="T6">for </text:span><text:span text:style-name="T9">v </text:span><text:span text:style-name="T6">in </text:span><text:span text:style-name="T9">reader.readline().split(</text:span><text:span text:style-name="T15">' '</text:span><text:span text:style-name="T9">)]</text:span><text:span text:style-name="T32"><text:line-break/></text:span><text:span text:style-name="T9"> <text:s text:c="11"/></text:span><text:span text:style-name="T6">for </text:span><text:span text:style-name="T9">z </text:span><text:span text:style-name="T6">in </text:span><text:span text:style-name="T14">range</text:span><text:span text:style-name="T9">(</text:span><text:span text:style-name="T14">len</text:span><text:span text:style-name="T9">(</text:span><text:span text:style-name="T13">self</text:span><text:span text:style-name="T9">.fields)):</text:span><text:span text:style-name="T32"><text:line-break/></text:span><text:span text:style-name="T9"> <text:s text:c="15"/></text:span><text:span text:style-name="T6">for </text:span><text:span text:style-name="T9">y </text:span><text:span text:style-name="T6">in </text:span><text:span text:style-name="T14">range</text:span><text:span text:style-name="T9">(</text:span><text:span text:style-name="T13">self</text:span><text:span text:style-name="T9">.n):</text:span><text:span text:style-name="T32"><text:line-break/></text:span><text:span text:style-name="T9"> <text:s text:c="19"/></text:span><text:span text:style-name="T13">self</text:span><text:span text:style-name="T9">.fields[z].append([])</text:span><text:span text:style-name="T32"><text:line-break/></text:span><text:span text:style-name="T9"> <text:s text:c="19"/></text:span><text:span text:style-name="T6">for </text:span><text:span text:style-name="T9">x </text:span><text:span text:style-name="T6">in </text:span><text:span text:style-name="T14">range</text:span><text:span text:style-name="T9">(</text:span><text:span text:style-name="T13">self</text:span><text:span text:style-name="T9">.m):</text:span><text:span text:style-name="T32"><text:line-break/></text:span><text:span text:style-name="T9"> <text:s text:c="23"/>c = Field(Position(x, y, z), reader.read(</text:span><text:span text:style-name="T18">1</text:span><text:span text:style-name="T9">))</text:span><text:span text:style-name="T32"><text:line-break/></text:span><text:soft-page-break/><text:span text:style-name="T9"> <text:s text:c="23"/></text:span><text:span text:style-name="T6">if </text:span><text:span text:style-name="T9">c.is_start():</text:span><text:span text:style-name="T32"><text:line-break/></text:span><text:span text:style-name="T9"> <text:s text:c="27"/></text:span><text:span text:style-name="T13">self</text:span><text:span text:style-name="T9">.start = c</text:span><text:span text:style-name="T32"><text:line-break/></text:span><text:span text:style-name="T9"> <text:s text:c="23"/></text:span><text:span text:style-name="T13">self</text:span><text:span text:style-name="T9">.fields[z][y].append(c)</text:span><text:span text:style-name="T32"><text:line-break/></text:span><text:span text:style-name="T9"> <text:s text:c="19"/>reader.read(</text:span><text:span text:style-name="T18">1</text:span><text:span text:style-name="T9">)</text:span><text:span text:style-name="T32"><text:line-break/></text:span><text:span text:style-name="T9"> <text:s text:c="15"/>reader.read(</text:span><text:span text:style-name="T18">1</text:span><text:span text:style-name="T9">)</text:span><text:span text:style-name="T32"><text:line-break/></text:span><text:span text:style-name="T9"> <text:s text:c="7"/></text:span><text:span text:style-name="T6">if </text:span><text:span text:style-name="T13">self</text:span><text:span text:style-name="T9">.start </text:span><text:span text:style-name="T6">is None</text:span><text:span text:style-name="T9">:</text:span><text:span text:style-name="T32"><text:line-break/></text:span><text:span text:style-name="T9"> <text:s text:c="11"/></text:span><text:span text:style-name="T6">raise </text:span><text:span text:style-name="T14">ValueError</text:span><text:span text:style-name="T9">()</text:span><text:span text:style-name="T32"><text:line-break/><text:line-break/></text:span><text:span text:style-name="T9"> <text:s text:c="3"/></text:span><text:span text:style-name="T6">def </text:span><text:span text:style-name="T19">find_fastest</text:span><text:span text:style-name="T9">(</text:span><text:span text:style-name="T13">self</text:span><text:span text:style-name="T9">) -&gt; </text:span><text:span text:style-name="T14">str</text:span><text:span text:style-name="T9">:</text:span><text:span text:style-name="T32"><text:line-break/></text:span><text:span text:style-name="T9"> <text:s text:c="7"/>Action(building.start).conquer(building)</text:span><text:span text:style-name="T10"><text:line-break/><text:tab/> <text:s/></text:span><text:span text:style-name="T7">while True</text:span><text:span text:style-name="T11">:</text:span><text:span text:style-name="T32"><text:line-break/></text:span><text:span text:style-name="T9"> <text:s text:c="11"/></text:span><text:span text:style-name="T13">self</text:span><text:span text:style-name="T9">.schedule.append([])</text:span><text:span text:style-name="T32"><text:line-break/></text:span><text:span text:style-name="T9"> <text:s text:c="11"/></text:span><text:span text:style-name="T6">for </text:span><text:span text:style-name="T9">action </text:span><text:span text:style-name="T6">in </text:span><text:span text:style-name="T13">self</text:span><text:span text:style-name="T9">.schedule.pop(</text:span><text:span text:style-name="T18">0</text:span><text:span text:style-name="T9">):</text:span><text:span text:style-name="T32"><text:line-break/></text:span><text:span text:style-name="T9"> <text:s text:c="15"/></text:span><text:span text:style-name="T6">if </text:span><text:span text:style-name="T9">action.target.occupied </text:span><text:span text:style-name="T6">is None</text:span><text:span text:style-name="T9">:</text:span><text:span text:style-name="T32"><text:line-break/></text:span><text:span text:style-name="T9"> <text:s text:c="19"/>action.target.occupied = action.origin</text:span><text:span text:style-name="T32"><text:line-break/></text:span><text:span text:style-name="T9"> <text:s text:c="19"/>action.conquer(building)</text:span><text:span text:style-name="T32"><text:line-break/></text:span><text:span text:style-name="T9"> <text:s text:c="15"/></text:span><text:span text:style-name="T6">if </text:span><text:span text:style-name="T9">action.target.is_end():</text:span><text:span text:style-name="T32"><text:line-break/></text:span><text:span text:style-name="T9"> <text:s text:c="19"/></text:span><text:span text:style-name="T6">return </text:span><text:span text:style-name="T15">f'(</text:span><text:span text:style-name="T6">{</text:span><text:span text:style-name="T9">action.get_runtime()</text:span><text:span text:style-name="T6">:</text:span><text:span text:style-name="T15">3.0f</text:span><text:span text:style-name="T6">}</text:span><text:span text:style-name="T15">s) </text:span><text:span text:style-name="T6">{</text:span><text:span text:style-name="T9">action.traceback()</text:span><text:span text:style-name="T6">}</text:span><text:span text:style-name="T15">'</text:span><text:span text:style-name="T32"><text:line-break/><text:line-break/></text:span><text:span text:style-name="T15"> <text:s text:c="3"/></text:span><text:span text:style-name="T6">def </text:span><text:span text:style-name="T19">is_inside</text:span><text:span text:style-name="T9">(</text:span><text:span text:style-name="T13">self</text:span><text:span text:style-name="T9">, p: Position) -&gt; </text:span><text:span text:style-name="T14">bool</text:span><text:span text:style-name="T9">:</text:span><text:span text:style-name="T32"><text:line-break/></text:span><text:span text:style-name="T9"> <text:s text:c="7"/></text:span><text:span text:style-name="T6">return </text:span><text:span text:style-name="T18">0 </text:span><text:span text:style-name="T9">&lt;= p.x &lt; </text:span><text:span text:style-name="T13">self</text:span><text:span text:style-name="T9">.m </text:span><text:span text:style-name="T6">and </text:span><text:span text:style-name="T18">0 </text:span><text:span text:style-name="T9">&lt;= p.y &lt; </text:span><text:span text:style-name="T13">self</text:span><text:span text:style-name="T9">.n </text:span><text:span text:style-name="T6">and </text:span><text:span text:style-name="T18">0 </text:span><text:span text:style-name="T9">&lt;= p.z &lt;= </text:span><text:span text:style-name="T18">1</text:span><text:span text:style-name="T32"><text:line-break/><text:line-break/></text:span><text:span text:style-name="T18"> <text:s text:c="3"/></text:span><text:span text:style-name="T6">def </text:span><text:span text:style-name="T19">is_available</text:span><text:span text:style-name="T9">(</text:span><text:span text:style-name="T13">self</text:span><text:span text:style-name="T9">, p: Position) -&gt; </text:span><text:span text:style-name="T14">bool</text:span><text:span text:style-name="T9">:</text:span><text:span text:style-name="T32"><text:line-break/></text:span><text:span text:style-name="T9"> <text:s text:c="7"/></text:span><text:span text:style-name="T6">return </text:span><text:span text:style-name="T13">self</text:span><text:span text:style-name="T9">.is_inside(p) </text:span><text:span text:style-name="T6">and </text:span><text:span text:style-name="T13">self</text:span><text:span text:style-name="T9">.get_field(p).is_available()</text:span><text:span text:style-name="T32"><text:line-break/><text:line-break/></text:span><text:span text:style-name="T9"> <text:s text:c="3"/></text:span><text:span text:style-name="T6">def </text:span><text:span text:style-name="T19">get_field</text:span><text:span text:style-name="T9">(</text:span><text:span text:style-name="T13">self</text:span><text:span text:style-name="T9">, p: Position) -&gt; </text:span><text:span text:style-name="T15">'</text:span><text:span text:style-name="T17">Field</text:span><text:span text:style-name="T15">'</text:span><text:span text:style-name="T9">:</text:span><text:span text:style-name="T32"><text:line-break/></text:span><text:span text:style-name="T9"> <text:s text:c="7"/></text:span><text:span text:style-name="T6">if </text:span><text:span text:style-name="T13">self</text:span><text:span text:style-name="T9">.is_inside(p):</text:span><text:span text:style-name="T32"><text:line-break/></text:span><text:span text:style-name="T9"> <text:s text:c="11"/></text:span><text:span text:style-name="T6">return </text:span><text:span text:style-name="T13">self</text:span><text:span text:style-name="T9">.fields[p.z][p.y][p.x]</text:span><text:span text:style-name="T32"><text:line-break/></text:span><text:span text:style-name="T9"> <text:s text:c="7"/></text:span><text:span text:style-name="T6">else</text:span><text:span text:style-name="T9">:</text:span><text:span text:style-name="T32"><text:line-break/></text:span><text:span text:style-name="T9"> <text:s text:c="11"/></text:span><text:span text:style-name="T6">raise </text:span><text:span text:style-name="T14">IndexError</text:span><text:span text:style-name="T9">(</text:span><text:span text:style-name="T15">f'</text:span><text:span text:style-name="T6">{</text:span><text:span text:style-name="T9">p</text:span><text:span text:style-name="T6">}</text:span><text:span text:style-name="T15"> is not in field!'</text:span><text:span text:style-name="T9">)</text:span><text:span text:style-name="T32"><text:line-break/><text:line-break/></text:span><text:span text:style-name="T9"> <text:s text:c="3"/></text:span><text:span text:style-name="T6">def </text:span><text:span text:style-name="T9">__str__(</text:span><text:span text:style-name="T13">self</text:span><text:span text:style-name="T9">) -&gt; </text:span><text:span text:style-name="T14">str</text:span><text:span text:style-name="T9">:</text:span><text:span text:style-name="T32"><text:line-break/></text:span><text:span text:style-name="T9"> <text:s text:c="7"/>build = </text:span><text:span text:style-name="T15">''</text:span><text:span text:style-name="T32"><text:line-break/></text:span><text:span text:style-name="T15"> <text:s text:c="7"/></text:span><text:span text:style-name="T6">for </text:span><text:span text:style-name="T9">z </text:span><text:span text:style-name="T6">in </text:span><text:span text:style-name="T9">range(len(self.fields)):</text:span><text:span text:style-name="T32"><text:line-break/></text:span><text:span text:style-name="T9"> <text:s text:c="11"/></text:span><text:span text:style-name="T6">for </text:span><text:span text:style-name="T9">y </text:span><text:span text:style-name="T6">in </text:span><text:span text:style-name="T9">range(self.n):</text:span><text:span text:style-name="T32"><text:line-break/></text:span><text:span text:style-name="T9"> <text:s text:c="15"/></text:span><text:span text:style-name="T6">for </text:span><text:span text:style-name="T9">x </text:span><text:span text:style-name="T6">in </text:span><text:span text:style-name="T9">range(self.m):</text:span><text:span text:style-name="T32"><text:line-break/></text:span><text:span text:style-name="T9"> <text:s text:c="19"/>build += self.fields[z][y][x].type</text:span><text:span text:style-name="T32"><text:line-break/></text:span><text:span text:style-name="T9"> <text:s text:c="15"/>build += </text:span><text:span text:style-name="T15">'</text:span><text:span text:style-name="T6">\n</text:span><text:span text:style-name="T15">'</text:span><text:span text:style-name="T32"><text:line-break/></text:span><text:span text:style-name="T15"> <text:s text:c="11"/></text:span><text:span text:style-name="T9">build += </text:span><text:span text:style-name="T15">'</text:span><text:span text:style-name="T6">\n</text:span><text:span text:style-name="T15">'</text:span><text:span text:style-name="T32"><text:line-break/></text:span><text:span text:style-name="T15"> <text:s text:c="7"/></text:span><text:span text:style-name="T6">return </text:span><text:span text:style-name="T9">build</text:span><text:span text:style-name="T32"><text:line-break/><text:line-break/><text:line-break/></text:span><text:span text:style-name="T6">class </text:span><text:span text:style-name="T9">Field:</text:span><text:span text:style-name="T32"><text:line-break/></text:span><text:span text:style-name="T9"> <text:s text:c="3"/></text:span><text:span text:style-name="T6">def </text:span><text:span text:style-name="T9">__init__(self, p: Position, t: str):</text:span><text:span text:style-name="T32"><text:line-break/></text:span><text:span text:style-name="T9"> <text:s text:c="7"/></text:span><text:span text:style-name="T6">if </text:span><text:span text:style-name="T9">t == </text:span><text:span text:style-name="T15">'</text:span><text:span text:style-name="T6">\t</text:span><text:span text:style-name="T15">'</text:span><text:span text:style-name="T9">:</text:span><text:span text:style-name="T32"><text:line-break/></text:span><text:span text:style-name="T9"> <text:s text:c="11"/></text:span><text:span text:style-name="T6">raise </text:span><text:span text:style-name="T9">AssertionError(</text:span><text:span text:style-name="T15">f'Invalid typ</text:span><text:span text:style-name="T16">e</text:span><text:span text:style-name="T15"> for </text:span><text:span text:style-name="T6">{</text:span><text:span text:style-name="T9">p</text:span><text:span text:style-name="T6">}</text:span><text:span text:style-name="T15">'</text:span><text:span text:style-name="T9">)</text:span><text:span text:style-name="T32"><text:line-break/></text:span><text:span text:style-name="T9"> <text:s text:c="7"/>self.p = p</text:span><text:span text:style-name="T32"><text:line-break/></text:span><text:span text:style-name="T9"> <text:s text:c="7"/>self.type = t</text:span><text:span text:style-name="T32"><text:line-break/></text:span><text:span text:style-name="T9"> <text:s text:c="7"/>self.occupied = </text:span><text:span text:style-name="T6">None</text:span><text:span text:style-name="T32"><text:line-break/><text:line-break/></text:span><text:span text:style-name="T6"> <text:s text:c="3"/>def </text:span><text:span text:style-name="T9">is_available(self) -&gt; bool:</text:span><text:span text:style-name="T32"><text:line-break/></text:span><text:span text:style-name="T9"> <text:s text:c="7"/></text:span><text:span text:style-name="T6">return </text:span><text:span text:style-name="T9">(self.is_floor() </text:span><text:span text:style-name="T6">or </text:span><text:span text:style-name="T9">self.is_end()) </text:span><text:span text:style-name="T6">and </text:span><text:span text:style-name="T9">self.occupied </text:span><text:span text:style-name="T6">is None</text:span><text:span text:style-name="T32"><text:line-break/><text:line-break/></text:span><text:span text:style-name="T6"> <text:s text:c="3"/>def </text:span><text:span text:style-name="T9">is_floor(self) -&gt; bool:</text:span><text:span text:style-name="T32"><text:line-break/></text:span><text:span text:style-name="T9"> <text:s text:c="7"/></text:span><text:span text:style-name="T6">return </text:span><text:span text:style-name="T9">self.type == </text:span><text:span text:style-name="T15">'.'</text:span><text:span text:style-name="T32"><text:line-break/><text:line-break/></text:span><text:span text:style-name="T15"> <text:s text:c="3"/></text:span><text:span text:style-name="T6">def </text:span><text:span text:style-name="T9">is_start(self) -&gt; bool:</text:span><text:span text:style-name="T32"><text:line-break/></text:span><text:span text:style-name="T9"> <text:s text:c="7"/></text:span><text:span text:style-name="T6">return </text:span><text:span text:style-name="T9">self.type == </text:span><text:span text:style-name="T15">'A'</text:span><text:span text:style-name="T32"><text:line-break/><text:line-break/></text:span><text:span text:style-name="T15"> <text:s text:c="3"/></text:span><text:span text:style-name="T6">def </text:span><text:span text:style-name="T9">is_end(self) -&gt; bool:</text:span><text:span text:style-name="T32"><text:line-break/></text:span><text:span text:style-name="T9"> <text:s text:c="7"/></text:span><text:span text:style-name="T6">return </text:span><text:span text:style-name="T9">self.type == </text:span><text:span text:style-name="T15">'B'</text:span><text:span text:style-name="T32"><text:line-break/><text:line-break/></text:span><text:span text:style-name="T15"> <text:s text:c="3"/></text:span><text:span text:style-name="T6">def </text:span><text:span text:style-name="T9">neighbours(self, b: Building) -&gt; list[</text:span><text:span text:style-name="T15">'</text:span><text:span text:style-name="T17">Field</text:span><text:span text:style-name="T15">'</text:span><text:span text:style-name="T9">]:</text:span><text:span text:style-name="T32"><text:line-break/></text:span><text:soft-page-break/><text:span text:style-name="T9"> <text:s text:c="7"/>neighbours = []</text:span><text:span text:style-name="T32"><text:line-break/></text:span><text:span text:style-name="T9"> <text:s text:c="7"/></text:span><text:span text:style-name="T6">for </text:span><text:span text:style-name="T9">i </text:span><text:span text:style-name="T6">in </text:span><text:span text:style-name="T9">range(-</text:span><text:span text:style-name="T18">1</text:span><text:span text:style-name="T9">, </text:span><text:span text:style-name="T18">2</text:span><text:span text:style-name="T9">, </text:span><text:span text:style-name="T18">2</text:span><text:span text:style-name="T9">):</text:span><text:span text:style-name="T32"><text:line-break/></text:span><text:span text:style-name="T9"> <text:s text:c="11"/>p_0 = Position(self.p.x + i, self.p.y, self.p.z)</text:span><text:span text:style-name="T32"><text:line-break/></text:span><text:span text:style-name="T9"> <text:s text:c="11"/></text:span><text:span text:style-name="T6">if </text:span><text:span text:style-name="T9">b.is_available(p_0):</text:span><text:span text:style-name="T32"><text:line-break/></text:span><text:span text:style-name="T9"> <text:s text:c="15"/>neighbours.append(b.get_field(p_0))</text:span><text:span text:style-name="T32"><text:line-break/></text:span><text:span text:style-name="T9"> <text:s text:c="11"/>p_1 = Position(self.p.x, self.p.y + i, self.p.z)</text:span><text:span text:style-name="T32"><text:line-break/></text:span><text:span text:style-name="T9"> <text:s text:c="11"/></text:span><text:span text:style-name="T6">if </text:span><text:span text:style-name="T9">b.is_available(p_1):</text:span><text:span text:style-name="T32"><text:line-break/></text:span><text:span text:style-name="T9"> <text:s text:c="15"/>neighbours.append(b.get_field(p_1))</text:span><text:span text:style-name="T32"><text:line-break/></text:span><text:span text:style-name="T9"> <text:s text:c="7"/></text:span><text:span text:style-name="T6">return </text:span><text:span text:style-name="T9">neighbours</text:span><text:span text:style-name="T32"><text:line-break/><text:line-break/><text:line-break/></text:span><text:span text:style-name="T6">class </text:span><text:span text:style-name="T9">Action:</text:span><text:span text:style-name="T32"><text:line-break/><text:line-break/></text:span><text:span text:style-name="T9"> <text:s text:c="3"/></text:span><text:span text:style-name="T6">def </text:span><text:span text:style-name="T9">__init__(self, target: Field, origin: </text:span><text:span text:style-name="T15">'</text:span><text:span text:style-name="T17">Action</text:span><text:span text:style-name="T15">' </text:span><text:span text:style-name="T9">= </text:span><text:span text:style-name="T6">None</text:span><text:span text:style-name="T9">):</text:span><text:span text:style-name="T32"><text:line-break/></text:span><text:span text:style-name="T9"> <text:s text:c="7"/>self.target = target</text:span><text:span text:style-name="T32"><text:line-break/></text:span><text:span text:style-name="T9"> <text:s text:c="7"/>self.origin = origin</text:span><text:span text:style-name="T32"><text:line-break/><text:line-break/></text:span><text:span text:style-name="T9"> <text:s text:c="3"/></text:span><text:span text:style-name="T6">def </text:span><text:span text:style-name="T9">conquer(self, b: Building) -&gt; </text:span><text:span text:style-name="T6">None</text:span><text:span text:style-name="T9">:</text:span><text:span text:style-name="T32"><text:line-break/></text:span><text:span text:style-name="T9"> <text:s text:c="7"/>t = self.target <text:s/></text:span><text:span text:style-name="T20"># Shortcut</text:span><text:span text:style-name="T32"><text:line-break/></text:span><text:span text:style-name="T20"> <text:s text:c="7"/></text:span><text:span text:style-name="T6">for </text:span><text:span text:style-name="T9">f </text:span><text:span text:style-name="T6">in </text:span><text:span text:style-name="T9">t.neighbours(b):</text:span><text:span text:style-name="T32"><text:line-break/></text:span><text:span text:style-name="T9"> <text:s text:c="11"/>b.schedule[</text:span><text:span text:style-name="T18">0</text:span><text:span text:style-name="T9">].append(Action(f, origin=self))</text:span><text:span text:style-name="T32"><text:line-break/></text:span><text:span text:style-name="T9"> <text:s text:c="7"/>pos = Position(t.p.x, t.p.y, (</text:span><text:span text:style-name="T18">1</text:span><text:span text:style-name="T9">, </text:span><text:span text:style-name="T18">0</text:span><text:span text:style-name="T9">)[t.p.z])</text:span><text:span text:style-name="T32"><text:line-break/></text:span><text:span text:style-name="T9"> <text:s text:c="7"/></text:span><text:span text:style-name="T6">if </text:span><text:span text:style-name="T9">b.is_available(pos):</text:span><text:span text:style-name="T32"><text:line-break/></text:span><text:span text:style-name="T9"> <text:s text:c="11"/>f = b.get_field(pos)</text:span><text:span text:style-name="T32"><text:line-break/></text:span><text:span text:style-name="T9"> <text:s text:c="11"/>b.schedule[</text:span><text:span text:style-name="T18">2</text:span><text:span text:style-name="T9">].append(Action(f, origin=self))</text:span><text:span text:style-name="T32"><text:line-break/><text:line-break/></text:span><text:span text:style-name="T9"> <text:s text:c="3"/></text:span><text:span text:style-name="T6">def </text:span><text:span text:style-name="T9">get_action(self) -&gt; str:</text:span><text:span text:style-name="T32"><text:line-break/></text:span><text:span text:style-name="T9"> <text:s text:c="7"/>diff = self.target.p - self.origin.target.p</text:span><text:span text:style-name="T32"><text:line-break/></text:span><text:span text:style-name="T9"> <text:s text:c="7"/></text:span><text:span text:style-name="T6">if </text:span><text:span text:style-name="T9">diff.x &lt; </text:span><text:span text:style-name="T18">0</text:span><text:span text:style-name="T9">:</text:span><text:span text:style-name="T32"><text:line-break/></text:span><text:span text:style-name="T9"> <text:s text:c="11"/></text:span><text:span text:style-name="T6">return </text:span><text:span text:style-name="T15">'&lt;'</text:span><text:span text:style-name="T32"><text:line-break/></text:span><text:span text:style-name="T15"> <text:s text:c="7"/></text:span><text:span text:style-name="T6">if </text:span><text:span text:style-name="T9">diff.x &gt; </text:span><text:span text:style-name="T18">0</text:span><text:span text:style-name="T9">:</text:span><text:span text:style-name="T32"><text:line-break/></text:span><text:span text:style-name="T9"> <text:s text:c="11"/></text:span><text:span text:style-name="T6">return </text:span><text:span text:style-name="T15">'&gt;'</text:span><text:span text:style-name="T32"><text:line-break/></text:span><text:span text:style-name="T15"> <text:s text:c="7"/></text:span><text:span text:style-name="T6">if </text:span><text:span text:style-name="T9">diff.y &lt; </text:span><text:span text:style-name="T18">0</text:span><text:span text:style-name="T9">:</text:span><text:span text:style-name="T32"><text:line-break/></text:span><text:span text:style-name="T9"> <text:s text:c="11"/></text:span><text:span text:style-name="T6">return </text:span><text:span text:style-name="T15">'^'</text:span><text:span text:style-name="T32"><text:line-break/></text:span><text:span text:style-name="T15"> <text:s text:c="7"/></text:span><text:span text:style-name="T6">if </text:span><text:span text:style-name="T9">diff.y &gt; </text:span><text:span text:style-name="T18">0</text:span><text:span text:style-name="T9">:</text:span><text:span text:style-name="T32"><text:line-break/></text:span><text:span text:style-name="T9"> <text:s text:c="11"/></text:span><text:span text:style-name="T6">return </text:span><text:span text:style-name="T15">'v'</text:span><text:span text:style-name="T32"><text:line-break/></text:span><text:span text:style-name="T15"> <text:s text:c="7"/></text:span><text:span text:style-name="T6">if </text:span><text:span text:style-name="T9">diff.z != </text:span><text:span text:style-name="T18">0</text:span><text:span text:style-name="T9">:</text:span><text:span text:style-name="T32"><text:line-break/></text:span><text:span text:style-name="T9"> <text:s text:c="11"/></text:span><text:span text:style-name="T6">return </text:span><text:span text:style-name="T15">'!'</text:span><text:span text:style-name="T32"><text:line-break/><text:line-break/></text:span><text:span text:style-name="T15"> <text:s text:c="3"/></text:span><text:span text:style-name="T6">def </text:span><text:span text:style-name="T9">traceback(self) -&gt; str:</text:span><text:span text:style-name="T32"><text:line-break/></text:span><text:span text:style-name="T9"> <text:s text:c="7"/></text:span><text:span text:style-name="T6">if </text:span><text:span text:style-name="T9">self.target.is_start():</text:span><text:span text:style-name="T32"><text:line-break/></text:span><text:span text:style-name="T9"> <text:s text:c="11"/></text:span><text:span text:style-name="T6">return </text:span><text:span text:style-name="T15">''</text:span><text:span text:style-name="T32"><text:line-break/></text:span><text:span text:style-name="T15"> <text:s text:c="7"/></text:span><text:span text:style-name="T6">return </text:span><text:span text:style-name="T9">self.origin.traceback() + self.get_action()</text:span><text:span text:style-name="T32"><text:line-break/><text:line-break/></text:span><text:span text:style-name="T9"> <text:s text:c="3"/></text:span><text:span text:style-name="T6">def </text:span><text:span text:style-name="T9">get_runtime(self) -&gt; int:</text:span><text:span text:style-name="T32"><text:line-break/></text:span><text:span text:style-name="T9"> <text:s text:c="7"/>time = </text:span><text:span text:style-name="T18">0</text:span><text:span text:style-name="T32"><text:line-break/></text:span><text:span text:style-name="T18"> <text:s text:c="7"/></text:span><text:span text:style-name="T6">for </text:span><text:span text:style-name="T9">char </text:span><text:span text:style-name="T6">in </text:span><text:span text:style-name="T9">self.traceback():</text:span><text:span text:style-name="T32"><text:line-break/></text:span><text:span text:style-name="T9"> <text:s text:c="11"/></text:span><text:span text:style-name="T6">if </text:span><text:span text:style-name="T9">char == </text:span><text:span text:style-name="T15">'!'</text:span><text:span text:style-name="T9">:</text:span><text:span text:style-name="T32"><text:line-break/></text:span><text:span text:style-name="T9"> <text:s text:c="15"/>time += </text:span><text:span text:style-name="T18">3</text:span><text:span text:style-name="T32"><text:line-break/></text:span><text:span text:style-name="T18"> <text:s text:c="11"/></text:span><text:span text:style-name="T6">else</text:span><text:span text:style-name="T9">:</text:span><text:span text:style-name="T32"><text:line-break/></text:span><text:span text:style-name="T9"> <text:s text:c="15"/>time += </text:span><text:span text:style-name="T18">1</text:span><text:span text:style-name="T32"><text:line-break/></text:span><text:span text:style-name="T18"> <text:s text:c="7"/></text:span><text:span text:style-name="T6">return </text:span><text:span text:style-name="T9">time</text:span><text:span text:style-name="T34"><text:line-break/></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1142"/>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1:27:58.993571852</meta:creation-date>
    <meta:editing-duration>PT34M48S</meta:editing-duration>
    <meta:editing-cycles>10</meta:editing-cycles>
    <meta:generator>LibreOffice/7.3.7.2$Linux_X86_64 LibreOffice_project/30$Build-2</meta:generator>
    <dc:date>2023-11-19T10:25:43.416336982</dc:date>
    <meta:document-statistic meta:table-count="0" meta:image-count="0" meta:object-count="0" meta:page-count="4" meta:paragraph-count="24" meta:word-count="833" meta:character-count="7336" meta:non-whitespace-character-count="5360"/>
  </office:meta>
</office:document-meta>
</file>